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style:font-size-asian="10.5pt" style:font-size-complex="10.5pt"/>
    </style:style>
    <style:style style:name="ce8" style:family="table-cell" style:parent-style-name="Default">
      <style:table-cell-properties fo:wrap-option="wrap" style:vertical-align="middle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shapes>
          <draw:frame draw:z-index="0" draw:style-name="gr1" draw:text-style-name="P1" svg:width="15.997cm" svg:height="8.992cm" svg:x="11.426cm" svg:y="2.609cm">
            <draw:object draw:notify-on-update-of-ranges="Q5.D6:Q5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Plotting and Fitting Of Uniform Distribution and Graphical Represenattion of Probabilities</text:p>
          </table:table-cell>
          <table:covered-table-cell table:number-columns-repeated="3" table:style-name="Default"/>
          <table:covered-table-cell table:number-columns-repeated="10"/>
        </table:table-row>
        <table:table-row table:style-name="ro2"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2" table:number-rows-spanned="2">
            <text:p>A Bus Shows Up At the Bus Stop Every 20 Minutes.If You Arrive At the Bus Stop,What is The Probability The bus Will Show Up in 8minutes Or Less?</text:p>
          </table:table-cell>
          <table:covered-table-cell table:number-columns-repeated="3" table:style-name="Default"/>
          <table:covered-table-cell table:number-columns-repeated="8"/>
          <table:table-cell table:number-columns-repeated="2"/>
        </table:table-row>
        <table:table-row table:style-name="ro2">
          <table:covered-table-cell table:number-columns-repeated="4" table:style-name="Default"/>
          <table:covered-table-cell table:number-columns-repeated="8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a(minimum Value In Distribution)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b(Maximum Value In Distribution)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Minumum Value You Are Interested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Maximum Value You Are Interested</text:p>
          </table:table-cell>
          <table:covered-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2"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Default"/>
          <table:table-cell table:style-name="ce4" office:value-type="string" calcext:value-type="string" table:number-columns-spanned="2" table:number-rows-spanned="1">
            <text:p>Probability</text:p>
          </table:table-cell>
          <table:covered-table-cell table:style-name="ce4"/>
          <table:table-cell table:style-name="Default" table:formula="of:=([.D9]-[.D8])/[.D7]" office:value-type="float" office:value="0.4" calcext:value-type="float">
            <text:p>0.4</text:p>
          </table:table-cell>
          <table:table-cell table:number-columns-repeated="10"/>
        </table:table-row>
      </table:table>
      <table:table table:name="Q6" table:style-name="ta1">
        <table:shapes>
          <draw:frame draw:z-index="0" draw:style-name="gr1" draw:text-style-name="P1" svg:width="15.998cm" svg:height="8.994cm" svg:x="13.078cm" svg:y="2.927cm">
            <draw:object draw:notify-on-update-of-ranges="Q6.E4:Q6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3"/>
        <table:table-column table:style-name="co1" table:default-cell-style-name="ce12"/>
        <table:table-column table:style-name="co1" table:number-columns-repeated="9" table:default-cell-style-name="Default"/>
        <table:table-row table:style-name="ro3">
          <table:table-cell table:style-name="ce6" office:value-type="string" calcext:value-type="string" table:number-columns-spanned="14" table:number-rows-spanned="2">
            <text:p>A New Customer Enters The Shop Every 2 Minutes,On Average.After A Customer Arrives Find TheProbability A New Customer Arrives In Less Than A Minute. </text:p>
          </table:table-cell>
          <table:covered-table-cell table:number-columns-repeated="4" table:style-name="Default"/>
          <table:covered-table-cell table:number-columns-repeated="9"/>
        </table:table-row>
        <table:table-row table:style-name="ro2">
          <table:covered-table-cell table:number-columns-repeated="5" table:style-name="Default"/>
          <table:covered-table-cell table:number-columns-repeated="9"/>
        </table:table-row>
        <table:table-row table:style-name="ro2">
          <table:table-cell table:style-name="Default" table:number-columns-repeated="5"/>
          <table:table-cell table:number-columns-repeated="9"/>
        </table:table-row>
        <table:table-row table:style-name="ro4">
          <table:table-cell table:style-name="ce7" office:value-type="string" calcext:value-type="string" table:number-columns-spanned="4" table:number-rows-spanned="1">
            <text:p>Exponentially Distributed Random Variable</text:p>
          </table:table-cell>
          <table:covered-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 table:number-columns-spanned="3" table:number-rows-spanned="1">
            <text:p>EXPONDIST(E4,E5,TRUE())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ce8" office:value-type="string" calcext:value-type="string" table:number-columns-spanned="4" table:number-rows-spanned="2">
            <text:p><text:span text:style-name="T1">λ:The Rate Parameter(Calculated as </text:span><text:span text:style-name="T2">λ=1/u λ=1/2)</text:span></text:p>
          </table:table-cell>
          <table:covered-table-cell table:number-columns-repeated="3"/>
          <table:table-cell table:style-name="ce11" office:value-type="float" office:value="0.5" calcext:value-type="float" table:number-columns-spanned="1" table:number-rows-spanned="2">
            <text:p>0.5</text:p>
          </table:table-cell>
          <table:table-cell table:number-columns-repeated="9"/>
        </table:table-row>
        <table:table-row table:style-name="ro2">
          <table:covered-table-cell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 table:number-columns-spanned="4" table:number-rows-spanned="2">
            <text:p>Probability That A New Customer Arrives in Less Than A minute:</text:p>
          </table:table-cell>
          <table:covered-table-cell table:number-columns-repeated="3"/>
          <table:table-cell table:style-name="ce13" table:formula="of:=EXPONDIST([.E4];[.E5];TRUE())" office:value-type="float" office:value="0.393469340287367" calcext:value-type="float" table:number-columns-spanned="1" table:number-rows-spanned="2">
            <text:p>0.393469340287367</text:p>
          </table:table-cell>
          <table:table-cell table:number-columns-repeated="9"/>
        </table:table-row>
        <table:table-row table:style-name="ro2">
          <table:covered-table-cell table:number-columns-repeated="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5:07:21.083126141</meta:creation-date>
    <dc:date>2023-05-11T16:03:08.295354744</dc:date>
    <meta:editing-duration>PT3M34S</meta:editing-duration>
    <meta:editing-cycles>2</meta:editing-cycles>
    <meta:generator>LibreOffice/7.3.7.2$Linux_X86_64 LibreOffice_project/30$Build-2</meta:generator>
    <meta:document-statistic meta:table-count="2" meta:cell-count="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3cm" xlink:href=".." xlink:type="simple" chart:class="chart:bar" chart:style-name="ch1">
        <chart:title svg:x="2.611cm" svg:y="0.314cm" chart:style-name="ch2">
          <text:p>Uniform Distribution And Graphical Representation Of Probabilities</text:p>
        </chart:title>
        <chart:legend chart:legend-position="end" svg:x="13.735cm" svg:y="4.197cm" style:legend-expansion="high" chart:style-name="ch3"/>
        <chart:plot-area chart:style-name="ch4" table:cell-range-address="Q5.D6:Q5.D11" svg:x="1.33cm" svg:y="1.776cm" svg:width="12.086cm" svg:height="6.0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996cm" svg:y="1.776cm" svg:width="11.375cm" svg:height="5.41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6.548cm" svg:y="8.012cm" chart:style-name="ch6">
              <text:p>Probability</text:p>
            </chart:title>
          </chart:axis>
          <chart:axis chart:dimension="y" chart:name="primary-y" chart:style-name="ch7">
            <chart:title svg:x="0.451cm" svg:y="5.523cm" chart:style-name="ch8">
              <text:p>Number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Q5.D6:Q5.D1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Q5.D6:Q5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5cm" xlink:href=".." xlink:type="simple" chart:class="chart:bar" chart:style-name="ch1">
        <chart:title svg:x="2.212cm" svg:y="0.447cm" chart:style-name="ch2">
          <text:p>Exponential Distribution And Graphical Representation of Probabilities</text:p>
        </chart:title>
        <chart:legend chart:legend-position="end" svg:x="13.736cm" svg:y="4.198cm" style:legend-expansion="high" chart:style-name="ch3"/>
        <chart:plot-area chart:style-name="ch4" table:cell-range-address="Q6.E4:Q6.E8" svg:x="0.319cm" svg:y="1.776cm" svg:width="13.098cm" svg:height="7.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184cm" svg:y="1.776cm" svg:width="12.095cm" svg:height="6.3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Q6.E4:Q6.E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6.E4:Q6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3469340287367">
                <text:p>0.393469340287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